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>
            <draw:frame table:end-cell-address="Sheet1.N16" table:end-x="0.501cm" table:end-y="0.383cm" draw:z-index="0" draw:name="Chart 1" draw:style-name="gr1" draw:text-style-name="P1" svg:width="12.756cm" svg:height="7.619cm" svg:x="1.349cm" svg:y="0.172cm">
              <draw:object draw:notify-on-update-of-ranges="Sheet1.D5:Sheet1.D5 Sheet1.D6:Sheet1.D9 Sheet1.C6:Sheet1.C9 Sheet1.E5:Sheet1.E5 Sheet1.E6:Sheet1.E9 Sheet1.C6:Sheet1.C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r1</text:p>
          </table:table-cell>
          <table:table-cell office:value-type="string" calcext:value-type="string">
            <text:p>Ser2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ata-label-series = true</text:p>
          </table:table-cell>
          <table:table-cell/>
          <table:table-cell>
            <draw:custom-shape table:end-cell-address="Sheet1.F12" table:end-x="1.189cm" table:end-y="0.237cm" draw:z-index="2" draw:name="Straight Arrow Connector 4" draw:style-name="gr2" draw:text-style-name="P1" svg:width="2.175cm" svg:height="0.422cm" svg:x="0.714cm" svg:y="0.344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>
            <draw:frame table:end-cell-address="Sheet1.N31" table:end-x="0.475cm" table:end-y="0.396cm" draw:z-index="1" draw:name="Chart 2" draw:style-name="gr1" draw:text-style-name="P1" svg:width="12.756cm" svg:height="7.62cm" svg:x="1.323cm" svg:y="0.185cm">
              <draw:object draw:notify-on-update-of-ranges="Sheet1.D5:Sheet1.D5 Sheet1.D6:Sheet1.D9 Sheet1.C6:Sheet1.C9 Sheet1.E5:Sheet1.E5 Sheet1.E6:Sheet1.E9 Sheet1.C6:Sheet1.C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ata-label-series = false</text:p>
          </table:table-cell>
          <table:table-cell/>
          <table:table-cell>
            <draw:custom-shape table:end-cell-address="Sheet1.F22" table:end-x="0.978cm" table:end-y="0.37cm" draw:z-index="3" draw:name="Straight Arrow Connector 6" draw:style-name="gr2" draw:text-style-name="P1" svg:width="1.831cm" svg:height="0.581cm" svg:x="0.847cm" svg:y="0.318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9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PERTHINK</meta:initial-creator>
    <dc:creator>SUPERTHINK</dc:creator>
    <meta:creation-date>2017-07-05T17:30:48</meta:creation-date>
    <dc:date>2017-07-05T17:39:35</dc:date>
    <meta:generator>LibreOfficeDev/7.2.0.0.alpha0$Linux_X86_64 LibreOffice_project/767d60823ac9b73aaa58760b6d76a39f7ea3041c</meta:generator>
    <meta:document-statistic meta:table-count="1" meta:cell-count="16" meta:object-count="4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true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true" chart:label-position="top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true" chart:label-position="top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7cm" svg:height="7.62cm" xlink:href=".." xlink:type="simple" chart:class="chart:scatter" chart:style-name="ch1">
        <chart:plot-area chart:style-name="ch2" table:cell-range-address="Sheet1.C6:Sheet1.E9 Sheet1.D5:Sheet1.E5" chart:data-source-has-labels="row" svg:x="0.255cm" svg:y="0.152cm" svg:width="12.247cm" svg:height="7.316cm">
          <chart:coordinate-region svg:x="0.515cm" svg:y="0.312cm" svg:width="11.787cm" svg:height="6.73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D6:Sheet1.D9" chart:label-cell-address="Sheet1.D5:Sheet1.D5" chart:class="chart:scatter">
            <chart:domain table:cell-range-address="Sheet1.C6:Sheet1.C9"/>
            <chart:data-point chart:repeated="4"/>
          </chart:series>
          <chart:series chart:style-name="ch7" chart:values-cell-range-address="Sheet1.E6:Sheet1.E9" chart:label-cell-address="Sheet1.E5:Sheet1.E5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1</text:p>
                <draw:g>
                  <svg:desc>Sheet1.D5:Sheet1.D5</svg:desc>
                </draw:g>
              </table:table-cell>
              <table:table-cell office:value-type="string">
                <text:p>Ser2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6:Sheet1.C9</svg:desc>
                </draw:g>
              </table:table-cell>
              <table:table-cell office:value-type="float" office:value="3">
                <text:p>3</text:p>
                <draw:g>
                  <svg:desc>Sheet1.D6:Sheet1.D9</svg:desc>
                </draw:g>
              </table:table-cell>
              <table:table-cell office:value-type="float" office:value="1">
                <text:p>1</text:p>
                <draw:g>
                  <svg:desc>Sheet1.E6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2.0.0.alpha0$Linux_X86_64 LibreOffice_project/767d60823ac9b73aaa58760b6d76a39f7ea3041c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57cm" svg:height="7.621cm" xlink:href=".." xlink:type="simple" chart:class="chart:scatter" chart:style-name="ch1">
        <chart:plot-area chart:style-name="ch2" table:cell-range-address="Sheet1.C6:Sheet1.E9 Sheet1.D5:Sheet1.E5" chart:data-source-has-labels="row" svg:x="0.255cm" svg:y="0.152cm" svg:width="12.247cm" svg:height="7.317cm">
          <chart:coordinate-region svg:x="0.515cm" svg:y="0.312cm" svg:width="11.787cm" svg:height="6.73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D6:Sheet1.D9" chart:label-cell-address="Sheet1.D5:Sheet1.D5" chart:class="chart:scatter">
            <chart:domain table:cell-range-address="Sheet1.C6:Sheet1.C9"/>
            <chart:data-point chart:repeated="4"/>
          </chart:series>
          <chart:series chart:style-name="ch7" chart:values-cell-range-address="Sheet1.E6:Sheet1.E9" chart:label-cell-address="Sheet1.E5:Sheet1.E5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1</text:p>
                <draw:g>
                  <svg:desc>Sheet1.D5:Sheet1.D5</svg:desc>
                </draw:g>
              </table:table-cell>
              <table:table-cell office:value-type="string">
                <text:p>Ser2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6:Sheet1.C9</svg:desc>
                </draw:g>
              </table:table-cell>
              <table:table-cell office:value-type="float" office:value="3">
                <text:p>3</text:p>
                <draw:g>
                  <svg:desc>Sheet1.D6:Sheet1.D9</svg:desc>
                </draw:g>
              </table:table-cell>
              <table:table-cell office:value-type="float" office:value="1">
                <text:p>1</text:p>
                <draw:g>
                  <svg:desc>Sheet1.E6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2.0.0.alpha0$Linux_X86_64 LibreOffice_project/767d60823ac9b73aaa58760b6d76a39f7ea3041c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